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lain_20_Text">
      <style:text-properties style:font-name="Calibri" fo:font-size="12pt" style:font-size-asian="12pt" style:font-name-complex="Calibri1" style:font-size-complex="12pt"/>
    </style:style>
    <style:style style:name="P2" style:family="paragraph" style:parent-style-name="Plain_20_Text">
      <style:text-properties style:font-name="Calibri" fo:font-size="12pt" fo:font-weight="bold" style:font-size-asian="12pt" style:font-weight-asian="bold" style:font-name-complex="Calibri1" style:font-size-complex="12pt"/>
    </style:style>
    <style:style style:name="P3" style:family="paragraph" style:parent-style-name="Plain_20_Text">
      <style:text-properties style:font-name="Calibri" style:font-name-complex="Calibri1"/>
    </style:style>
    <style:style style:name="P4" style:family="paragraph" style:parent-style-name="Plain_20_Text">
      <style:text-properties style:font-name="Calibri" fo:font-weight="bold" style:font-weight-asian="bold" style:font-name-complex="Calibri1"/>
    </style:style>
    <style:style style:name="P5" style:family="paragraph" style:parent-style-name="Plain_20_Text">
      <style:paragraph-properties fo:margin-left="0.5in" fo:margin-right="0in" fo:text-indent="0in" style:auto-text-indent="false"/>
    </style:style>
    <style:style style:name="P6" style:family="paragraph" style:parent-style-name="Plain_20_Text">
      <style:paragraph-properties fo:margin-left="0.5in" fo:margin-right="0in" fo:text-indent="0in" style:auto-text-indent="false"/>
      <style:text-properties style:font-name="Calibri" style:font-name-complex="Calibri1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Calibri" fo:font-size="14pt" fo:font-weight="bold" officeooo:paragraph-rsid="0027f441" style:font-size-asian="14pt" style:font-weight-asian="bold" style:font-name-complex="Calibri1" style:font-size-complex="14pt"/>
    </style:style>
    <style:style style:name="P8" style:family="paragraph" style:parent-style-name="Plain_20_Text">
      <style:text-properties style:font-name="Calibri" style:font-name-complex="Calibri1"/>
    </style:style>
    <style:style style:name="P9" style:family="paragraph" style:parent-style-name="Plain_20_Text">
      <style:text-properties style:font-name="Calibri" officeooo:paragraph-rsid="0027f441" style:font-name-complex="Calibri1"/>
    </style:style>
    <style:style style:name="P10" style:family="paragraph" style:parent-style-name="Plain_20_Text">
      <style:text-properties style:font-name="Calibri" fo:font-size="12pt" fo:font-weight="bold" style:font-size-asian="12pt" style:font-weight-asian="bold" style:font-name-complex="Calibri1" style:font-size-complex="12pt"/>
    </style:style>
    <style:style style:name="P11" style:family="paragraph" style:parent-style-name="Plain_20_Text">
      <style:text-properties style:font-name="Calibri" fo:font-size="12pt" fo:font-weight="bold" officeooo:paragraph-rsid="0027f441" style:font-size-asian="12pt" style:font-weight-asian="bold" style:font-name-complex="Calibri1" style:font-size-complex="12pt"/>
    </style:style>
    <style:style style:name="P12" style:family="paragraph" style:parent-style-name="Plain_20_Text">
      <style:text-properties style:font-name="Calibri" fo:font-size="12pt" officeooo:paragraph-rsid="0027f441" style:font-size-asian="12pt" style:font-name-complex="Calibri1" style:font-size-complex="12pt"/>
    </style:style>
    <style:style style:name="P13" style:family="paragraph" style:parent-style-name="Plain_20_Text">
      <style:text-properties style:font-name="Calibri" fo:font-weight="bold" style:font-weight-asian="bold" style:font-name-complex="Calibri1"/>
    </style:style>
    <style:style style:name="P14" style:family="paragraph" style:parent-style-name="Plain_20_Text">
      <style:text-properties style:font-name="Calibri" fo:font-weight="bold" officeooo:paragraph-rsid="0027f441" style:font-weight-asian="bold" style:font-name-complex="Calibri1"/>
    </style:style>
    <style:style style:name="P15" style:family="paragraph" style:parent-style-name="Plain_20_Text">
      <style:text-properties style:font-name="Courier New1" officeooo:rsid="001a8549" officeooo:paragraph-rsid="001a8549" style:font-name-complex="Calibri1"/>
    </style:style>
    <style:style style:name="P16" style:family="paragraph" style:parent-style-name="Plain_20_Text">
      <style:text-properties style:font-name="Courier New1" officeooo:rsid="001b7e15" officeooo:paragraph-rsid="001b7e15" style:font-name-complex="Calibri1"/>
    </style:style>
    <style:style style:name="P17" style:family="paragraph" style:parent-style-name="Plain_20_Text">
      <style:text-properties style:font-name="Courier New1" officeooo:rsid="001b7e15" officeooo:paragraph-rsid="0027f441" style:font-name-complex="Calibri1"/>
    </style:style>
    <style:style style:name="P18" style:family="paragraph" style:parent-style-name="Plain_20_Text">
      <style:text-properties fo:font-size="11pt" officeooo:rsid="001e2426" officeooo:paragraph-rsid="001e2426" style:font-size-asian="11pt" style:font-size-complex="11pt"/>
    </style:style>
    <style:style style:name="P19" style:family="paragraph" style:parent-style-name="Plain_20_Text">
      <style:text-properties fo:font-size="11pt" officeooo:rsid="001efdf9" officeooo:paragraph-rsid="001efdf9" style:font-size-asian="11pt" style:font-size-complex="11pt"/>
    </style:style>
    <style:style style:name="P20" style:family="paragraph" style:parent-style-name="Plain_20_Text">
      <style:text-properties fo:font-size="11pt" officeooo:rsid="00219fab" officeooo:paragraph-rsid="001efdf9" style:font-size-asian="11pt" style:font-size-complex="11pt"/>
    </style:style>
    <style:style style:name="P21" style:family="paragraph" style:parent-style-name="Plain_20_Text">
      <style:text-properties fo:font-size="11pt" officeooo:rsid="00219fab" officeooo:paragraph-rsid="00219fab" style:font-size-asian="11pt" style:font-size-complex="11pt"/>
    </style:style>
    <style:style style:name="P22" style:family="paragraph" style:parent-style-name="Plain_20_Text">
      <style:paragraph-properties fo:text-align="center" style:justify-single-word="false"/>
      <style:text-properties fo:font-size="11pt" officeooo:rsid="0027f441" officeooo:paragraph-rsid="0027f441" style:font-size-asian="11pt" style:font-size-complex="11pt"/>
    </style:style>
    <style:style style:name="P23" style:family="paragraph" style:parent-style-name="Plain_20_Text">
      <style:text-properties officeooo:paragraph-rsid="0027f441"/>
    </style:style>
    <style:style style:name="P24" style:family="paragraph" style:parent-style-name="Plain_20_Text">
      <style:paragraph-properties fo:break-before="page"/>
      <style:text-properties style:font-name="Calibri" fo:font-weight="bold" style:font-weight-asian="bold" style:font-name-complex="Calibri1"/>
    </style:style>
    <style:style style:name="P25" style:family="paragraph" style:parent-style-name="Plain_20_Text">
      <style:paragraph-properties fo:break-before="page"/>
      <style:text-properties style:font-name="Calibri" fo:font-weight="bold" officeooo:paragraph-rsid="0027f441" style:font-weight-asian="bold" style:font-name-complex="Calibri1"/>
    </style:style>
    <style:style style:name="P26" style:family="paragraph" style:parent-style-name="Plain_20_Text">
      <style:paragraph-properties fo:margin-left="0.5in" fo:margin-right="0in" fo:text-indent="0in" style:auto-text-indent="false"/>
      <style:text-properties style:font-name="Calibri" officeooo:paragraph-rsid="0027f441" style:font-name-complex="Calibri1"/>
    </style:style>
    <style:style style:name="P27" style:family="paragraph" style:parent-style-name="Plain_20_Text">
      <style:paragraph-properties fo:margin-left="0.5in" fo:margin-right="0in" fo:text-indent="0in" style:auto-text-indent="false"/>
      <style:text-properties officeooo:paragraph-rsid="0027f441"/>
    </style:style>
    <style:style style:name="T1" style:family="text">
      <style:text-properties style:font-name="Calibri" fo:font-size="12pt" style:font-size-asian="12pt" style:font-name-complex="Calibri1" style:font-size-complex="12pt"/>
    </style:style>
    <style:style style:name="T2" style:family="text">
      <style:text-properties style:font-name="Calibri" fo:font-size="12pt" officeooo:rsid="0004f115" style:font-size-asian="12pt" style:font-name-complex="Calibri1" style:font-size-complex="12pt"/>
    </style:style>
    <style:style style:name="T3" style:family="text">
      <style:text-properties style:font-name="Calibri" fo:font-size="12pt" officeooo:rsid="001959b0" style:font-size-asian="12pt" style:font-name-complex="Calibri1" style:font-size-complex="12pt"/>
    </style:style>
    <style:style style:name="T4" style:family="text">
      <style:text-properties style:font-name="Calibri" fo:font-size="12pt" officeooo:rsid="002539f5" style:font-size-asian="12pt" style:font-name-complex="Calibri1" style:font-size-complex="12pt"/>
    </style:style>
    <style:style style:name="T5" style:family="text">
      <style:text-properties style:font-name="Calibri" style:font-name-complex="Calibri1"/>
    </style:style>
    <style:style style:name="T6" style:family="text">
      <style:text-properties style:font-name="Calibri" officeooo:rsid="0004f115" style:font-name-complex="Calibri1"/>
    </style:style>
    <style:style style:name="T7" style:family="text">
      <style:text-properties style:font-name="Calibri" officeooo:rsid="00060521" style:font-name-complex="Calibri1"/>
    </style:style>
    <style:style style:name="T8" style:family="text">
      <style:text-properties style:font-name="Calibri" officeooo:rsid="002539f5" style:font-name-complex="Calibri1"/>
    </style:style>
    <style:style style:name="T9" style:family="text">
      <style:text-properties officeooo:rsid="000e89d7"/>
    </style:style>
    <style:style style:name="T10" style:family="text">
      <style:text-properties officeooo:rsid="000fe68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1b7e15" style:font-size-asian="11pt" style:font-size-complex="11pt"/>
    </style:style>
    <style:style style:name="T13" style:family="text">
      <style:text-properties fo:font-size="11pt" officeooo:rsid="001bb39e" style:font-size-asian="11pt" style:font-size-complex="11pt"/>
    </style:style>
    <style:style style:name="T14" style:family="text">
      <style:text-properties officeooo:rsid="001959b0"/>
    </style:style>
    <style:style style:name="T15" style:family="text">
      <style:text-properties officeooo:rsid="001a8549"/>
    </style:style>
    <style:style style:name="T16" style:family="text">
      <style:text-properties officeooo:rsid="001efdf9"/>
    </style:style>
    <style:style style:name="T17" style:family="text">
      <style:text-properties officeooo:rsid="00226337"/>
    </style:style>
    <style:style style:name="T18" style:family="text">
      <style:text-properties officeooo:rsid="002539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feree Report</text:p>
      <text:p text:style-name="P12"/>
      <text:p text:style-name="P12">Paper Number: <text:tab/><text:tab/></text:p>
      <text:p text:style-name="P23"><text:span text:style-name="T1">Reviewer’s Name: </text:span><text:span text:style-name="T2">Jesse Bannon</text:span></text:p>
      <text:p text:style-name="P23"><text:span text:style-name="T1">Name of Paper: </text:span><text:span text:style-name="T4">MetaMorph: A Library Framework fo Interoperable Kernels on Multi- and Many-core Clusters</text:span></text:p>
      <text:p text:style-name="P23"><text:span text:style-name="T1">Author(s): <text:s/></text:span><text:span text:style-name="T4">Ahmed Helal, Paul Sathre, Wu-chun Feng</text:span></text:p>
      <text:p text:style-name="P12"/>
      <text:p text:style-name="P11">Section I. Overview</text:p>
      <text:p text:style-name="P14">A. Reader Interest</text:p>
      <text:p text:style-name="P9"/>
      <text:p text:style-name="P9">1. Which category describes this manuscript?</text:p>
      <text:p text:style-name="P9"/>
      <text:p text:style-name="P27"><text:span text:style-name="T5">(</text:span><text:span text:style-name="T6">x</text:span><text:span text:style-name="T5">) Practice / Application / Case Study / Experience Report</text:span></text:p>
      <text:p text:style-name="P27"><text:span text:style-name="T5">(</text:span><text:span text:style-name="T6"> </text:span><text:span text:style-name="T5">) Research / Technology</text:span></text:p>
      <text:p text:style-name="P26">( ) Survey / Tutorial / How-To</text:p>
      <text:p text:style-name="P9"/>
      <text:p text:style-name="P9">2. How relevant is this manuscript to the readers of this periodical? Please explain your rating under IIIA.</text:p>
      <text:p text:style-name="P9"/>
      <text:p text:style-name="P26">( ) Very Relevant</text:p>
      <text:p text:style-name="P27"><text:span text:style-name="T5">(</text:span><text:span text:style-name="T8">x</text:span><text:span text:style-name="T5">) Relevant</text:span></text:p>
      <text:p text:style-name="P26">( ) Interesting - but not very relevant</text:p>
      <text:p text:style-name="P26">( ) Irrelevant</text:p>
      <text:p text:style-name="P9"/>
      <text:p text:style-name="P14">B. Content</text:p>
      <text:p text:style-name="P9"/>
      <text:p text:style-name="P9">1. Please explain how this manuscript advances this field of research and / or contributes something new to the literature. Please explain your answer under IIIA. Public Comments.</text:p>
      <text:p text:style-name="P9"/>
      <text:p text:style-name="P9">2. Is the manuscript technically sound? Please explain your answer under IIIA. Public Comments. </text:p>
      <text:p text:style-name="P9"/>
      <text:p text:style-name="P27"><text:span text:style-name="T5">(</text:span><text:span text:style-name="T7"> </text:span><text:span text:style-name="T5">) Yes</text:span></text:p>
      <text:p text:style-name="P26">( ) Appears to be - but didn't check completely</text:p>
      <text:p text:style-name="P26">(<text:span text:style-name="T18">x</text:span>) Partially</text:p>
      <text:p text:style-name="P26">( ) No</text:p>
      <text:p text:style-name="P9"/>
      <text:p text:style-name="P14">C. Presentation</text:p>
      <text:p text:style-name="P9"/>
      <text:p text:style-name="P9">1. Are the title, abstract, and keywords appropriate? Please explain your answer under IIIA. Public Comments.</text:p>
      <text:p text:style-name="P9"/>
      <text:p text:style-name="P26">(<text:span text:style-name="T18">x</text:span>) Yes</text:p>
      <text:p text:style-name="P26">( ) No</text:p>
      <text:p text:style-name="P9"/>
      <text:p text:style-name="P9">2. Does the manuscript contain sufficient and appropriate references? Please explain your answer under IIIA.</text:p>
      <text:p text:style-name="P9"/>
      <text:p text:style-name="P26">(<text:span text:style-name="T9">x</text:span>) References are sufficient and appropriate </text:p>
      <text:p text:style-name="P26">( ) Important references are missing; more references are needed</text:p>
      <text:p text:style-name="P26">( ) Number of references are excessive</text:p>
      <text:p text:style-name="P9"/>
      <text:p text:style-name="P9">3. Does the introduction state the objectives of the manuscript in terms that encourage the reader to read on? Please explain your answer under IIIA. Public Comments.</text:p>
      <text:p text:style-name="P9"><text:soft-page-break/></text:p>
      <text:p text:style-name="P26">(<text:span text:style-name="T10">x</text:span>) Yes</text:p>
      <text:p text:style-name="P26">( ) Could be improved</text:p>
      <text:p text:style-name="P26">( ) No</text:p>
      <text:p text:style-name="P9"/>
      <text:p text:style-name="P9">4. How would you rate the organization of the manuscript? Is it focused? Is the length appropriate for the topic? Please explain your answer under IIIA. Public Comments.</text:p>
      <text:p text:style-name="P9"/>
      <text:p text:style-name="P26">( ) Satisfactory</text:p>
      <text:p text:style-name="P26">(<text:span text:style-name="T18">x</text:span>) Could be improved</text:p>
      <text:p text:style-name="P26">( ) Poor</text:p>
      <text:p text:style-name="P9"/>
      <text:p text:style-name="P9">5. Please rate and comment on the readability of this manuscript. Please explain your answer under IIIA.</text:p>
      <text:p text:style-name="P9"/>
      <text:p text:style-name="P26">(<text:span text:style-name="T18">x</text:span>) Easy to read</text:p>
      <text:p text:style-name="P26">( ) Readable - but requires some effort to understand</text:p>
      <text:p text:style-name="P26">( ) Difficult to read and understand</text:p>
      <text:p text:style-name="P26">( ) Unreadable</text:p>
      <text:p text:style-name="P9"/>
      <text:p text:style-name="P11">Section II. Summary and Recommendation</text:p>
      <text:p text:style-name="P9"/>
      <text:p text:style-name="P14">A. Evaluation</text:p>
      <text:p text:style-name="P9"/>
      <text:p text:style-name="P9">Please rate the manuscript. Please explain your answer under IIIA. Public Comments.</text:p>
      <text:p text:style-name="P9"/>
      <text:p text:style-name="P26">( ) Award Quality</text:p>
      <text:p text:style-name="P26">( ) Excellent</text:p>
      <text:p text:style-name="P26">( ) Good</text:p>
      <text:p text:style-name="P26">( ) Fair</text:p>
      <text:p text:style-name="P26">(<text:span text:style-name="T18">x</text:span>) Poor</text:p>
      <text:p text:style-name="P9"/>
      <text:p text:style-name="P14">B. Recommendation </text:p>
      <text:p text:style-name="P9"/>
      <text:p text:style-name="P9">Please make your recommendation. <text:s/>Please explain your answer under IIIA. Public Comments.</text:p>
      <text:p text:style-name="P9"/>
      <text:p text:style-name="P26">( ) Accept with no changes</text:p>
      <text:p text:style-name="P26">( ) Author should prepare a minor revision</text:p>
      <text:p text:style-name="P26">( ) Author should prepare a major revision for a second review</text:p>
      <text:p text:style-name="P26">(<text:span text:style-name="T18">x</text:span>) Reject</text:p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Section III. Detailed Comments</text:p>
      <text:p text:style-name="P9"/>
      <text:p text:style-name="P14">A. Public Comments (these will be made available to the author) </text:p>
      <text:p text:style-name="P9"/>
      <text:p text:style-name="P14">Explanation for the Recommendation</text:p>
      <text:p text:style-name="P14">-------------------------------------------------</text:p>
      <text:p text:style-name="P9"/>
      <text:p text:style-name="P17"><text:span text:style-name="T13"/></text:p>
      <text:p text:style-name="P25">Summary of the Paper and Assessment</text:p>
      <text:p text:style-name="P14">---------------------------------------------------</text:p>
      <text:p text:style-name="P9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9161in" fo:margin-right="0.916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viewer 1</dc:title>
    <meta:initial-creator>Kirk W. Cameron</meta:initial-creator>
    <meta:editing-cycles>20</meta:editing-cycles>
    <meta:creation-date>2016-07-19T18:43:00</meta:creation-date>
    <dc:date>2017-08-03T12:57:12.010660000</dc:date>
    <meta:editing-duration>PT5H6M50S</meta:editing-duration>
    <meta:generator>LibreOffice/5.0.3.2$MacOSX_X86_64 LibreOffice_project/e5f16313668ac592c1bfb310f4390624e3dbfb75</meta:generator>
    <meta:document-statistic meta:table-count="0" meta:image-count="0" meta:object-count="0" meta:page-count="4" meta:paragraph-count="64" meta:word-count="441" meta:character-count="2683" meta:non-whitespace-character-count="2297"/>
    <meta:user-defined meta:name="AppVersion">14.0000</meta:user-defined>
    <meta:user-defined meta:name="Company">University of South Carolin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